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1" style:family="table">
      <style:table-properties style:width="6.6806in" table:align="left"/>
    </style:style>
    <style:style style:name="Table1.A" style:family="table-column">
      <style:table-column-properties style:column-width="6.6806in"/>
    </style:style>
    <style:style style:name="Table1.1" style:family="table-row">
      <style:table-row-properties style:min-row-height="0.6889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5833in" fo:margin-left="-0.3986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806in"/>
    </style:style>
    <style:style style:name="Table2.C" style:family="table-column">
      <style:table-column-properties style:column-width="1.2569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2.0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2521in" fo:margin-left="-0.1917in" table:align="left" style:may-break-between-rows="true" table:border-model="collapsing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1.3715in"/>
    </style:style>
    <style:style style:name="Table3.E" style:family="table-column">
      <style:table-column-properties style:column-width="1.8757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4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3.B1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4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E14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6" style:family="table">
      <style:table-properties style:width="6.6917in" table:align="left"/>
    </style:style>
    <style:style style:name="Table6.A" style:family="table-column">
      <style:table-column-properties style:column-width="1.3118in"/>
    </style:style>
    <style:style style:name="Table6.B" style:family="table-column">
      <style:table-column-properties style:column-width="2.6243in"/>
    </style:style>
    <style:style style:name="Table6.C" style:family="table-column">
      <style:table-column-properties style:column-width="2.755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17in" table:align="left"/>
    </style:style>
    <style:style style:name="Table4.A" style:family="table-column">
      <style:table-column-properties style:column-width="1.4993in"/>
    </style:style>
    <style:style style:name="Table4.B" style:family="table-column">
      <style:table-column-properties style:column-width="2.3771in"/>
    </style:style>
    <style:style style:name="Table4.C" style:family="table-column">
      <style:table-column-properties style:column-width="2.8153in"/>
    </style:style>
    <style:style style:name="Table4.A1" style:family="table-cell">
      <style:table-cell-properties fo:padding="0.0382in" fo:border="0.5pt solid #000000"/>
    </style:style>
    <style:style style:name="Table4.2" style:family="table-row">
      <style:table-row-properties style:min-row-height="0.252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fo:font-size="14pt" officeooo:rsid="001723b3" officeooo:paragraph-rsid="001723b3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3" style:family="paragraph" style:parent-style-name="Table_20_Contents">
      <style:paragraph-properties fo:text-align="end" style:justify-single-word="false"/>
      <style:text-properties style:font-name="DejaVu Serif" fo:font-size="14pt" officeooo:rsid="007442d3" officeooo:paragraph-rsid="007442d3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4pt" officeooo:rsid="007442d3" officeooo:paragraph-rsid="007442d3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style:font-name="DejaVu Serif" fo:font-size="14pt" officeooo:rsid="0076348d" officeooo:paragraph-rsid="0076348d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style:font-name="DejaVu Serif" fo:font-size="14pt" officeooo:rsid="0077aad7" officeooo:paragraph-rsid="0077aad7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6716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ece48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f81ad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723b3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a23c3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1723b3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ejaVu Serif" fo:font-size="14pt" fo:language="ru" fo:country="RU" fo:font-weight="normal" officeooo:rsid="005a23c3" officeooo:paragraph-rsid="00620785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4pt" fo:language="ru" fo:country="RU" fo:font-weight="normal" officeooo:rsid="0077aad7" officeooo:paragraph-rsid="0077aad7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77c6b2" officeooo:paragraph-rsid="0077c6b2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77c6b2" officeooo:paragraph-rsid="00620785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67163" officeooo:paragraph-rsid="003b582c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828fe2" officeooo:paragraph-rsid="00828fe2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DejaVu Serif" fo:font-size="14pt" fo:language="ru" fo:country="RU" fo:font-weight="normal" officeooo:rsid="00828fe2" officeooo:paragraph-rsid="00828fe2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DejaVu Serif" officeooo:paragraph-rsid="00167163"/>
    </style:style>
    <style:style style:name="P22" style:family="paragraph" style:parent-style-name="Text_20_body">
      <style:paragraph-properties fo:text-align="justify" style:justify-single-word="false"/>
      <style:text-properties style:font-name="DejaVu Serif" officeooo:paragraph-rsid="003b582c"/>
    </style:style>
    <style:style style:name="P23" style:family="paragraph" style:parent-style-name="Text_20_body">
      <style:paragraph-properties fo:text-align="center" style:justify-single-word="false"/>
      <style:text-properties style:font-name="DejaVu Serif" fo:font-size="16pt" officeooo:rsid="005a23c3" officeooo:paragraph-rsid="005a23c3" style:font-size-asian="16pt" style:font-size-complex="16pt"/>
    </style:style>
    <style:style style:name="P24" style:family="paragraph" style:parent-style-name="Text_20_body">
      <style:paragraph-properties fo:text-align="justify" style:justify-single-word="false"/>
      <style:text-properties style:font-name="DejaVu Serif" officeooo:rsid="00167163" officeooo:paragraph-rsid="005a23c3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620785" officeooo:paragraph-rsid="0062078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ca69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3b582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9a0a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ece4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86be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4808a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e739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0cb50" officeooo:paragraph-rsid="0070cb5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normal" officeooo:rsid="00782f62" officeooo:paragraph-rsid="00782f6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82f62" officeooo:paragraph-rsid="00782f6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4808af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bold" officeooo:rsid="0027f462" officeooo:paragraph-rsid="0027f46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bold" officeooo:rsid="0027f462" officeooo:paragraph-rsid="00782f6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5a23c3" officeooo:paragraph-rsid="001f81ad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3cdb4" officeooo:paragraph-rsid="0073cdb4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3cdb4" officeooo:paragraph-rsid="0073cdb4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442d3" officeooo:paragraph-rsid="007442d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3cdb4" officeooo:paragraph-rsid="0073cdb4" fo:background-color="transparent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442d3" officeooo:paragraph-rsid="007442d3" fo:background-color="transparent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margin-top="0in" fo:margin-bottom="0.1965in" style:contextual-spacing="false" fo:line-height="125%"/>
      <style:text-properties fo:color="#339933" loext:opacity="100%" style:font-name="monospace" officeooo:paragraph-rsid="0070cb50"/>
    </style:style>
    <style:style style:name="P47" style:family="paragraph" style:parent-style-name="Preformatted_20_Text">
      <style:text-properties style:font-name="monospace" officeooo:paragraph-rsid="0070cb50"/>
    </style:style>
    <style:style style:name="P48" style:family="paragraph" style:parent-style-name="Preformatted_20_Text">
      <style:paragraph-properties fo:margin-top="0in" fo:margin-bottom="0.1965in" style:contextual-spacing="false" fo:line-height="125%"/>
      <style:text-properties style:font-name="monospace" officeooo:paragraph-rsid="0070cb50"/>
    </style:style>
    <style:style style:name="P49" style:family="paragraph" style:parent-style-name="Preformatted_20_Text">
      <style:text-properties fo:color="#009900" loext:opacity="100%" style:font-name="monospace" officeooo:paragraph-rsid="0070cb50"/>
    </style:style>
    <style:style style:name="P50" style:family="paragraph" style:parent-style-name="Preformatted_20_Text">
      <style:text-properties officeooo:paragraph-rsid="0070cb50"/>
    </style:style>
    <style:style style:name="P51" style:family="paragraph" style:parent-style-name="Table_20_Contents">
      <style:paragraph-properties fo:text-align="start" style:justify-single-word="false"/>
      <style:text-properties style:font-name="Mono" fo:font-size="14pt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77c6b2" officeooo:paragraph-rsid="0077c6b2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77c6b2" officeooo:paragraph-rsid="0084acaf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style="italic" fo:font-weight="normal" officeooo:rsid="00828fe2" officeooo:paragraph-rsid="00828fe2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Heading_20_1">
      <style:paragraph-properties fo:text-align="center" style:justify-single-word="false"/>
      <style:text-properties style:font-name="DejaVu Serif"/>
    </style:style>
    <style:style style:name="P56" style:family="paragraph" style:parent-style-name="Standard" style:list-style-name="L2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0cb50" officeooo:paragraph-rsid="0070cb50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0cb50" officeooo:paragraph-rsid="0070cb5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84acaf" officeooo:paragraph-rsid="001e7394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84acaf" officeooo:paragraph-rsid="0084aca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84acaf" officeooo:paragraph-rsid="0084acaf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5a23c3" officeooo:paragraph-rsid="001f81ad" style:font-size-asian="14pt" style:font-weight-asian="bold" style:font-size-complex="14pt" style:font-weight-complex="bold"/>
    </style:style>
    <style:style style:name="P62" style:family="paragraph" style:parent-style-name="Text_20_body" style:list-style-name="L1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9a0af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716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6ee7e7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67163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723b3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5a23c3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6ee7e7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bold" officeooo:rsid="001723b3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e421" style:font-weight-asian="bold" style:font-weight-complex="bold"/>
    </style:style>
    <style:style style:name="T12" style:family="text">
      <style:text-properties fo:font-weight="bold" officeooo:rsid="00731078" style:font-weight-asian="bold" style:font-weight-complex="bold"/>
    </style:style>
    <style:style style:name="T13" style:family="text">
      <style:text-properties fo:font-weight="bold" officeooo:rsid="0084acaf" style:font-weight-asian="bold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DejaVu Serif" fo:font-size="14pt" fo:language="ru" fo:country="RU" fo:font-weight="normal" officeooo:rsid="0084acaf" style:font-size-asian="14pt" style:font-weight-asian="normal" style:font-size-complex="14pt" style:font-weight-complex="normal"/>
    </style:style>
    <style:style style:name="T16" style:family="text">
      <style:text-properties fo:color="#000000" loext:opacity="100%" style:font-name="DejaVu Serif" fo:font-size="14pt" fo:language="ru" fo:country="RU" fo:font-weight="normal" officeooo:rsid="0089f724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DejaVu Serif" fo:font-size="14pt" fo:language="ru" fo:country="RU" fo:font-weight="normal" officeooo:rsid="008be238" style:font-size-asian="14pt" style:font-weight-asian="normal" style:font-size-complex="14pt" style:font-weight-complex="normal"/>
    </style:style>
    <style:style style:name="T18" style:family="text">
      <style:text-properties fo:color="#000000" loext:opacity="100%" style:font-name="DejaVu Serif" fo:font-size="14pt" fo:language="ru" fo:country="RU" style:font-size-asian="14pt" style:font-size-complex="14pt"/>
    </style:style>
    <style:style style:name="T19" style:family="text">
      <style:text-properties fo:color="#000000" loext:opacity="100%" style:font-name="DejaVu Serif" fo:font-size="14pt" fo:language="ru" fo:country="RU" officeooo:rsid="00610ad5" style:font-size-asian="14pt" style:font-size-complex="14pt"/>
    </style:style>
    <style:style style:name="T20" style:family="text">
      <style:text-properties fo:color="#000000" loext:opacity="100%" fo:font-style="italic" style:font-style-asian="italic" style:font-style-complex="italic"/>
    </style:style>
    <style:style style:name="T21" style:family="text">
      <style:text-properties fo:color="#000000" loext:opacity="100%" style:font-name="monospace" fo:font-weight="bold"/>
    </style:style>
    <style:style style:name="T22" style:family="text">
      <style:text-properties fo:color="#000000" loext:opacity="100%" officeooo:rsid="0084acaf"/>
    </style:style>
    <style:style style:name="T23" style:family="text">
      <style:text-properties fo:color="#000000" loext:opacity="100%" fo:font-weight="bold" officeooo:rsid="0084acaf" style:font-weight-asian="bold" style:font-weight-complex="bold"/>
    </style:style>
    <style:style style:name="T24" style:family="text">
      <style:text-properties officeooo:rsid="002de421"/>
    </style:style>
    <style:style style:name="T25" style:family="text">
      <style:text-properties officeooo:rsid="003230b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782f62" style:font-weight-asian="normal" style:font-weight-complex="normal"/>
    </style:style>
    <style:style style:name="T28" style:family="text">
      <style:text-properties fo:font-weight="normal" officeooo:rsid="007c6ad4" style:font-weight-asian="normal" style:font-weight-complex="normal"/>
    </style:style>
    <style:style style:name="T29" style:family="text">
      <style:text-properties fo:font-weight="normal" officeooo:rsid="007df584" style:font-weight-asian="normal" style:font-weight-complex="normal"/>
    </style:style>
    <style:style style:name="T30" style:family="text">
      <style:text-properties fo:font-weight="normal" officeooo:rsid="008473f1" style:font-weight-asian="normal" style:font-weight-complex="normal"/>
    </style:style>
    <style:style style:name="T31" style:family="text">
      <style:text-properties fo:font-weight="normal" officeooo:rsid="0089e9ab" style:font-weight-asian="normal" style:font-weight-complex="normal"/>
    </style:style>
    <style:style style:name="T32" style:family="text">
      <style:text-properties officeooo:rsid="006ee7e7"/>
    </style:style>
    <style:style style:name="T33" style:family="text">
      <style:text-properties officeooo:rsid="006f14c6"/>
    </style:style>
    <style:style style:name="T34" style:family="text">
      <style:text-properties officeooo:rsid="0070cb50"/>
    </style:style>
    <style:style style:name="T35" style:family="text">
      <style:text-properties fo:color="#993333" loext:opacity="100%"/>
    </style:style>
    <style:style style:name="T36" style:family="text">
      <style:text-properties fo:color="#993333" loext:opacity="100%" style:font-name="monospace"/>
    </style:style>
    <style:style style:name="T37" style:family="text">
      <style:text-properties fo:color="#009900" loext:opacity="100%"/>
    </style:style>
    <style:style style:name="T38" style:family="text">
      <style:text-properties fo:color="#009900" loext:opacity="100%" style:font-name="monospace"/>
    </style:style>
    <style:style style:name="T39" style:family="text">
      <style:text-properties fo:color="#339933" loext:opacity="100%"/>
    </style:style>
    <style:style style:name="T40" style:family="text">
      <style:text-properties fo:color="#339933" loext:opacity="100%" style:font-name="monospace"/>
    </style:style>
    <style:style style:name="T41" style:family="text">
      <style:text-properties style:font-name="monospace"/>
    </style:style>
    <style:style style:name="T42" style:family="text">
      <style:text-properties fo:color="#0000dd" loext:opacity="100%"/>
    </style:style>
    <style:style style:name="T43" style:family="text">
      <style:text-properties fo:font-size="10pt" fo:language="ru" fo:country="RU" fo:font-weight="normal" officeooo:rsid="005a23c3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fo:font-size="10pt" fo:language="ru" fo:country="RU" fo:font-weight="normal" officeooo:rsid="0070cb50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officeooo:rsid="0071f657"/>
    </style:style>
    <style:style style:name="T46" style:family="text">
      <style:text-properties officeooo:rsid="00731078"/>
    </style:style>
    <style:style style:name="T47" style:family="text">
      <style:text-properties officeooo:rsid="0078c0db"/>
    </style:style>
    <style:style style:name="T48" style:family="text">
      <style:text-properties officeooo:rsid="0079a091"/>
    </style:style>
    <style:style style:name="T49" style:family="text">
      <style:text-properties officeooo:rsid="007b3a03"/>
    </style:style>
    <style:style style:name="T50" style:family="text">
      <style:text-properties officeooo:rsid="00828fe2"/>
    </style:style>
    <style:style style:name="T51" style:family="text">
      <style:text-properties officeooo:rsid="008473f1"/>
    </style:style>
    <style:style style:name="T52" style:family="text">
      <style:text-properties officeooo:rsid="0089e9ab"/>
    </style:style>
    <style:style style:name="T53" style:family="text">
      <style:text-properties officeooo:rsid="008be2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Лабораторная работа №<text:span text:style-name="T32">2</text:span></text:h>
      <text:p text:style-name="P23">Записи с вариантами, обработка таблиц</text:p>
      <text:p text:style-name="P1">Серышева Дарья ИУ7-34Б вар. 14</text:p>
      <text:p text:style-name="P2"/>
      <text:p text:style-name="P24"><text:span text:style-name="T1"><text:tab/>Цель работы: </text:span><text:span text:style-name="T5">приобрести навыки работы с типом данных «запись» («структура») содержащим вариантную часть, и с данными, хранящимися в таблицах. Оценить относительную эффективность программы (в процентах) по времени и по используемому объему памяти в зависимости от используемого алгоритма и от объема сортируемой информации</text:span></text:p>
      <text:p text:style-name="P22"><text:span text:style-name="T4"><text:tab/></text:span><text:span text:style-name="T2">Задание (вар </text:span><text:span text:style-name="T3">7</text:span><text:span text:style-name="T2">): </text:span></text:p>
      <text:p text:style-name="P18"><text:tab/>Ввести список абонентов, содержащий фамилию, имя, телефон, адрес (улица, дом), статус (личный – дата рождения: день, месяц, год; служебный – должность, организация). Найти всех друзей, которых необходимо поздравить с днем рождения в ближайшую неделю (<text:span text:style-name="T32">дата вводится с клавиатуры</text:span>).</text:p>
      <text:p text:style-name="P7"><text:tab/><text:span text:style-name="T11">Запуск программы</text:span><text:span text:style-name="T24"> </text:span><text:span text:style-name="T25">просиходит из директория, содержащего приложение app.exe. Обращение к программе происходит через консоль.</text:span></text:p>
      <text:p text:style-name="P21"><text:span text:style-name="T6"><text:tab/></text:span><text:span text:style-name="T9">Входные данные: </text:span><text:span text:style-name="T7">тип команды (добавление элемента/удаление </text:span><text:span text:style-name="T8">записи, сортировка</text:span><text:span text:style-name="T7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1">Command:</text:p>
            <text:p text:style-name="P51">1 to exit</text:p>
            <text:p text:style-name="P51">2 to read tutorial again</text:p>
            <text:p text:style-name="P51">3 for adding new abonent_t</text:p>
            <text:p text:style-name="P51">4 for deleting abonent_t</text:p>
            <text:p text:style-name="P51">for sorting key table:</text:p>
            <text:p text:style-name="P51"><text:s text:c="8"/>5 by choice</text:p>
            <text:p text:style-name="P51"><text:s text:c="8"/>6 by bubble</text:p>
            <text:p text:style-name="P51">for just table:</text:p>
            <text:p text:style-name="P51"><text:s text:c="8"/>7 by choice</text:p>
            <text:p text:style-name="P51"><text:s text:c="8"/>8 by bubble</text:p>
            <text:p text:style-name="P51">9 for time measure</text:p>
            <text:p text:style-name="P51">10 for bday check</text:p>
            <text:p text:style-name="P51">100 to print abonenet book</text:p>
            <text:p text:style-name="P51">500 to print key_table</text:p>
          </table:table-cell>
        </table:table-row>
      </table:table>
      <text:p text:style-name="P13"><text:soft-page-break/></text:p>
      <text:p text:style-name="P11"><text:tab/><text:span text:style-name="T10">Выходные данные</text:span>: при корректных данных — <text:span text:style-name="T33">база данных друзей, таблица ключей, добавленная запись</text:span></text:p>
      <text:p text:style-name="P11"/>
      <text:p text:style-name="P11"><text:tab/>Возможные ошибки: </text:p>
      <text:list xml:id="list1703784217" text:style-name="L1">
        <text:list-item>
          <text:p text:style-name="P62">Ошибка ввода: ввод неверной команды</text:p>
        </text:list-item>
      </text:list>
      <text:p text:style-name="P11"/>
      <text:p text:style-name="P11"><text:tab/><text:span text:style-name="T10">Структуры данных</text:span></text:p>
      <text:p text:style-name="P12"><text:tab/>Для хранения <text:span text:style-name="T34">каждого друга используется массив структур abonent_t_book</text:span></text:p>
      <text:p text:style-name="P12"><text:tab/><text:span text:style-name="T34">Для хранения каждого пользователя используется структура abonent_t, состоящая из:</text:span></text:p>
      <text:list xml:id="list4003153715" text:style-name="L2">
        <text:list-item>
          <text:p text:style-name="P56">Индекса записи</text:p>
        </text:list-item>
        <text:list-item>
          <text:p text:style-name="P56">фамилии</text:p>
        </text:list-item>
        <text:list-item>
          <text:p text:style-name="P56">имени</text:p>
        </text:list-item>
        <text:list-item>
          <text:p text:style-name="P56">структуры addres_s для зранения улицы и дома</text:p>
        </text:list-item>
        <text:list-item>
          <text:p text:style-name="P56">типа статуса (личный или персональный)</text:p>
        </text:list-item>
        <text:list-item>
          <text:p text:style-name="P56">и самого статуса в виде union status_u</text:p>
        </text:list-item>
      </text:list>
      <text:p text:style-name="P27"><text:tab/></text:p>
      <text:p text:style-name="P27"><text:tab/><text:span text:style-name="T34">Для хранения структуры с адресом используется addres_s, состоящая из:</text:span></text:p>
      <text:list xml:id="list3981431314" text:style-name="L3">
        <text:list-item>
          <text:p text:style-name="P57">улицы</text:p>
        </text:list-item>
        <text:list-item>
          <text:p text:style-name="P57">номера дома</text:p>
        </text:list-item>
      </text:list>
      <text:p text:style-name="P33"><text:tab/>Для хранения статуса используется union status_u, состоящий из <text:span text:style-name="T46">структур</text:span>:</text:p>
      <text:p text:style-name="P33"><text:tab/>для личного статуса: дня, месяца и года рожения</text:p>
      <text:p text:style-name="P33"><text:tab/>для рабочего: <text:span text:style-name="T45">название </text:span>организации <text:span text:style-name="T45">и положение в ней.</text:span></text:p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<text:span text:style-name="T43">#define MAX_STR_LEN <text:s text:c="7"/>14</text:span><text:span text:style-name="T44"><text:line-break/></text:span>#define abonent_t_CNT <text:s text:c="5"/>40<text:line-break/>#define MAX_abonent_t_CNT 100</text:p>
            <text:p text:style-name="P50"/>
            <text:p text:style-name="P47"><text:span text:style-name="T35">struct</text:span> addres_s</text:p>
            <text:p text:style-name="P49">{</text:p>
            <text:p text:style-name="P50"><text:s text:c="4"/><text:span text:style-name="T36">char</text:span><text:span text:style-name="T41"> street</text:span><text:span text:style-name="T38">[</text:span><text:span text:style-name="T41">MAX_STR_LEN</text:span><text:span text:style-name="T38">]</text:span><text:span text:style-name="T40">;</text:span></text:p>
            <text:p text:style-name="P50"><text:s text:c="4"/><text:span text:style-name="T36">char</text:span><text:span text:style-name="T41"> house</text:span><text:span text:style-name="T38">[</text:span><text:span text:style-name="T41">MAX_STR_LEN</text:span><text:span text:style-name="T38">]</text:span><text:span text:style-name="T40">;</text:span></text:p>
            <text:p text:style-name="P47"><text:span text:style-name="T37">}</text:span><text:span text:style-name="T39">;</text:span></text:p>
            <text:p text:style-name="P50"/>
            <text:p text:style-name="P47"><text:span text:style-name="T35">union</text:span> status_u</text:p>
            <text:p text:style-name="P49">{</text:p>
            <text:p text:style-name="P50"><text:soft-page-break/><text:s text:c="4"/><text:span text:style-name="T36">struct</text:span></text:p>
            <text:p text:style-name="P50"><text:s text:c="4"/><text:span text:style-name="T38">{</text:span></text:p>
            <text:p text:style-name="P50"><text:s text:c="8"/><text:span text:style-name="T36">int</text:span><text:span text:style-name="T41"> day</text:span><text:span text:style-name="T40">;</text:span></text:p>
            <text:p text:style-name="P50"><text:s text:c="8"/><text:span text:style-name="T36">int</text:span><text:span text:style-name="T41"> month</text:span><text:span text:style-name="T40">;</text:span></text:p>
            <text:p text:style-name="P50"><text:s text:c="8"/><text:span text:style-name="T36">int</text:span><text:span text:style-name="T41"> year</text:span><text:span text:style-name="T40">;</text:span></text:p>
            <text:p text:style-name="P50"><text:s text:c="4"/><text:span text:style-name="T38">}</text:span><text:span text:style-name="T41"> personal</text:span><text:span text:style-name="T40">;</text:span></text:p>
            <text:p text:style-name="P50"/>
            <text:p text:style-name="P50"><text:s text:c="4"/><text:span text:style-name="T36">struct</text:span></text:p>
            <text:p text:style-name="P50"><text:s text:c="4"/><text:span text:style-name="T38">{</text:span></text:p>
            <text:p text:style-name="P50"><text:s text:c="8"/><text:span text:style-name="T36">char</text:span><text:span text:style-name="T41"> position</text:span><text:span text:style-name="T38">[</text:span><text:span text:style-name="T41">MAX_STR_LEN</text:span><text:span text:style-name="T38">]</text:span><text:span text:style-name="T40">;</text:span></text:p>
            <text:p text:style-name="P50"><text:s text:c="8"/><text:span text:style-name="T36">char</text:span><text:span text:style-name="T41"> organisation</text:span><text:span text:style-name="T38">[</text:span><text:span text:style-name="T41">MAX_STR_LEN</text:span><text:span text:style-name="T38">]</text:span><text:span text:style-name="T40">;</text:span></text:p>
            <text:p text:style-name="P50"><text:s text:c="4"/><text:span text:style-name="T38">}</text:span><text:span text:style-name="T41"> working</text:span><text:span text:style-name="T40">;</text:span></text:p>
            <text:p text:style-name="P47"><text:span text:style-name="T37">}</text:span><text:span text:style-name="T39">;</text:span></text:p>
            <text:p text:style-name="P50"/>
            <text:p text:style-name="P47"><text:span text:style-name="T35">struct</text:span> abonent_t</text:p>
            <text:p text:style-name="P49">{</text:p>
            <text:p text:style-name="P50"><text:s text:c="4"/><text:span text:style-name="T36">int</text:span><text:span text:style-name="T41"> idx</text:span><text:span text:style-name="T40">;</text:span></text:p>
            <text:p text:style-name="P50"><text:s text:c="4"/><text:span text:style-name="T36">char</text:span><text:span text:style-name="T41"> surname</text:span><text:span text:style-name="T38">[</text:span><text:span text:style-name="T41">MAX_STR_LEN</text:span><text:span text:style-name="T38">]</text:span><text:span text:style-name="T40">;</text:span></text:p>
            <text:p text:style-name="P50"><text:s text:c="4"/><text:span text:style-name="T36">char</text:span><text:span text:style-name="T41"> name</text:span><text:span text:style-name="T38">[</text:span><text:span text:style-name="T41">MAX_STR_LEN</text:span><text:span text:style-name="T38">]</text:span><text:span text:style-name="T40">;</text:span></text:p>
            <text:p text:style-name="P50"><text:s text:c="4"/><text:span text:style-name="T36">struct</text:span><text:span text:style-name="T41"> addres_s addres</text:span><text:span text:style-name="T40">;</text:span></text:p>
            <text:p text:style-name="P50"><text:s text:c="4"/><text:span text:style-name="T21">enum</text:span><text:span text:style-name="T38">{</text:span><text:span text:style-name="T41">PERSONAL</text:span><text:span text:style-name="T40">,</text:span><text:span text:style-name="T41"> WORKING</text:span><text:span text:style-name="T38">}</text:span><text:span text:style-name="T41"> status_t</text:span><text:span text:style-name="T40">;</text:span></text:p>
            <text:p text:style-name="P50"><text:s text:c="4"/><text:span text:style-name="T36">union</text:span><text:span text:style-name="T41"> status_u stat</text:span><text:span text:style-name="T40">;</text:span></text:p>
            <text:p text:style-name="P47"><text:span text:style-name="T37">}</text:span><text:span text:style-name="T39">;</text:span></text:p>
            <text:p text:style-name="P50"/>
            <text:p text:style-name="P47"><text:span text:style-name="T35">struct</text:span> key_s</text:p>
            <text:p text:style-name="P49">{</text:p>
            <text:p text:style-name="P50"><text:s text:c="4"/><text:span text:style-name="T36">int</text:span><text:span text:style-name="T41"> idx</text:span><text:span text:style-name="T40">;</text:span></text:p>
            <text:p text:style-name="P50"><text:s text:c="4"/><text:span text:style-name="T36">char</text:span><text:span text:style-name="T41"> name</text:span><text:span text:style-name="T38">[</text:span><text:span text:style-name="T41">MAX_STR_LEN</text:span><text:span text:style-name="T38">]</text:span><text:span text:style-name="T40">;</text:span></text:p>
            <text:p text:style-name="P47"><text:span text:style-name="T37">}</text:span><text:span text:style-name="T39">;</text:span></text:p>
            <text:p text:style-name="P50"/>
            <text:p text:style-name="P47"><text:span text:style-name="T35">typedef</text:span> <text:span text:style-name="T35">char</text:span> string<text:span text:style-name="T37">[</text:span>MAX_STR_LEN<text:span text:style-name="T39">+</text:span><text:span text:style-name="T42">1</text:span><text:span text:style-name="T37">]</text:span><text:span text:style-name="T39">;</text:span></text:p>
            <text:p text:style-name="P47"><text:span text:style-name="T35">typedef</text:span> <text:span text:style-name="T35">struct</text:span> abonent_t abonent_t_book<text:span text:style-name="T37">[</text:span><text:span text:style-name="T42">1000</text:span><text:span text:style-name="T37">]</text:span><text:span text:style-name="T39">;</text:span></text:p>
            <text:p text:style-name="P48"><text:span text:style-name="T35">typedef</text:span><text:span text:style-name="T39"> </text:span><text:span text:style-name="T35">struct</text:span><text:span text:style-name="T39"> key_s key_table_arr</text:span><text:span text:style-name="T37">[</text:span><text:span text:style-name="T42">1000</text:span><text:span text:style-name="T37">]</text:span><text:span text:style-name="T39">;</text:span></text:p>
          </table:table-cell>
        </table:table-row>
      </table:table>
      <text:p text:style-name="P28"/>
      <text:p text:style-name="P32"><text:tab/><text:span text:style-name="T12">Алгоритм сортировки </text:span><text:span text:style-name="T13">пузырьком</text:span></text:p>
      <text:p text:style-name="P58"><text:tab/>Последовательно сравниваются значения соседних элементов и меняются местами, если предыдущее оказывается больше последующего. Таким образом элементы с большими значениями оказываются в конце списка, а с меньшими остаются в начале.</text:p>
      <text:p text:style-name="P60"/>
      <text:p text:style-name="P60"><text:tab/>Алгоритм сортировки выбором</text:p>
      <text:p text:style-name="P59"><text:tab/>Поиск на необработанном срезе массива или списка минимального значения и в дальнейшем обмене этого значения с первым элементом необработанного среза. Повторять, пока необработанный срез не будет целиком обработан.</text:p>
      <text:p text:style-name="P29"/>
      <text:p text:style-name="P8"><text:span text:style-name="T14"><text:tab/></text:span><text:span text:style-name="T23">Алгоритм поиска по значению</text:span></text:p>
      <text:p text:style-name="P8"><text:span text:style-name="T23"><text:tab/></text:span><text:span text:style-name="T22">Просматриваются все записи и проверяются необходимые значения</text:span></text:p>
      <text:p text:style-name="P8"><text:soft-page-break/><text:span text:style-name="T14"><text:tab/>Тесты </text:span><text:span text:style-name="T20">*команды указаны не цифровыми кодами, а тектовой интерпретацией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N</text:p>
          </table:table-cell>
          <table:table-cell table:style-name="Table2.A1" office:value-type="string">
            <text:p text:style-name="P9">Суть теста</text:p>
          </table:table-cell>
          <table:table-cell table:style-name="Table2.A1" office:value-type="string">
            <text:p text:style-name="P9">Входные данные</text:p>
          </table:table-cell>
          <table:table-cell table:style-name="Table2.A1" office:value-type="string">
            <text:p text:style-name="P9">Ожидаемые выходные данные</text:p>
          </table:table-cell>
          <table:table-cell table:style-name="Table2.E1" office:value-type="string">
            <text:p text:style-name="P9">Полученные выходные данные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0">Проверка <text:span text:style-name="T50">добавления</text:span></text:p>
          </table:table-cell>
          <table:table-cell table:style-name="Table2.A2" office:value-type="string">
            <text:p text:style-name="P54">Add</text:p>
            <text:p text:style-name="P54">name, surname,…</text:p>
            <text:p text:style-name="P54"/>
            <text:p text:style-name="P54">print</text:p>
          </table:table-cell>
          <table:table-cell table:style-name="Table2.A2" office:value-type="string">
            <text:p text:style-name="P19">n+1|name|surname|...</text:p>
          </table:table-cell>
          <table:table-cell table:style-name="Table2.E2" office:value-type="string">
            <text:p text:style-name="P19">n+1|name|surname|...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9">Проверка удаления</text:p>
          </table:table-cell>
          <table:table-cell table:style-name="Table2.A2" office:value-type="string">
            <text:p text:style-name="P54">delete 0</text:p>
          </table:table-cell>
          <table:table-cell table:style-name="Table2.A2" office:value-type="string">
            <text:p text:style-name="P20">Вывод без первого</text:p>
          </table:table-cell>
          <table:table-cell table:style-name="Table2.E2" office:value-type="string">
            <text:p text:style-name="P20">Вывод без первого</text:p>
          </table:table-cell>
        </table:table-row>
      </table:table>
      <text:p text:style-name="P29"/>
      <text:p text:style-name="P39">Все тесты пройдены успешно!</text:p>
      <text:p text:style-name="P39"/>
      <text:p text:style-name="P39"/>
      <text:p text:style-name="P30">Расчеты выполнялись 10 раз, приведен средний результат.<text:tab/></text:p>
      <text:p text:style-name="P31"/>
      <table:table table:name="Table3" table:style-name="Table3" table:template-name="Simple Grid Columns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/>
          </table:table-cell>
          <table:table-cell table:style-name="Table3.B1" table:number-columns-spanned="2" office:value-type="string">
            <text:p text:style-name="P40">Время сортировки (мс) пузырьком</text:p>
          </table:table-cell>
          <table:covered-table-cell/>
          <table:table-cell table:style-name="Table3.A1" table:number-columns-spanned="2" office:value-type="string">
            <text:p text:style-name="P40">Время сортировки (мс) </text:p>
            <text:p text:style-name="P40">выбором</text:p>
          </table:table-cell>
          <table:covered-table-cell/>
        </table:table-row>
        <table:table-row>
          <table:table-cell table:style-name="Table3.A2" office:value-type="string">
            <text:p text:style-name="P40">n</text:p>
          </table:table-cell>
          <table:table-cell table:style-name="Table3.B2" office:value-type="string">
            <text:p text:style-name="P40">Вся таблица</text:p>
          </table:table-cell>
          <table:table-cell table:style-name="Table3.C2" office:value-type="string">
            <text:p text:style-name="P40">Таблица ключей</text:p>
          </table:table-cell>
          <table:table-cell table:style-name="Table3.B2" office:value-type="string">
            <text:p text:style-name="P40">Вся таблица</text:p>
          </table:table-cell>
          <table:table-cell table:style-name="Table3.A2" office:value-type="string">
            <text:p text:style-name="P40">Таблица ключей</text:p>
          </table:table-cell>
        </table:table-row>
        <table:table-row table:style-name="Table3.3">
          <table:table-cell table:style-name="Table3.A2" office:value-type="string">
            <text:p text:style-name="P41">10</text:p>
          </table:table-cell>
          <table:table-cell table:style-name="Table3.B3" office:value-type="float" office:value="2">
            <text:p text:style-name="P41">2</text:p>
          </table:table-cell>
          <table:table-cell table:style-name="Table3.C3" office:value-type="float" office:value="1">
            <text:p text:style-name="P44">1</text:p>
          </table:table-cell>
          <table:table-cell table:style-name="Table3.B3" office:value-type="float" office:value="1">
            <text:p text:style-name="P41">1</text:p>
          </table:table-cell>
          <table:table-cell table:style-name="Table3.E3" office:value-type="float" office:value="1">
            <text:p text:style-name="P41">1</text:p>
          </table:table-cell>
        </table:table-row>
        <table:table-row table:style-name="Table3.3">
          <table:table-cell table:style-name="Table3.A2" office:value-type="string">
            <text:p text:style-name="P41">20</text:p>
          </table:table-cell>
          <table:table-cell table:style-name="Table3.B3" office:value-type="float" office:value="9">
            <text:p text:style-name="P41">9</text:p>
          </table:table-cell>
          <table:table-cell table:style-name="Table3.C3" office:value-type="float" office:value="6">
            <text:p text:style-name="P44">6</text:p>
          </table:table-cell>
          <table:table-cell table:style-name="Table3.B3" office:value-type="float" office:value="6">
            <text:p text:style-name="P41">6</text:p>
          </table:table-cell>
          <table:table-cell table:style-name="Table3.E3" office:value-type="float" office:value="4">
            <text:p text:style-name="P41">4</text:p>
          </table:table-cell>
        </table:table-row>
        <table:table-row table:style-name="Table3.3">
          <table:table-cell table:style-name="Table3.A2" office:value-type="string">
            <text:p text:style-name="P41">30</text:p>
          </table:table-cell>
          <table:table-cell table:style-name="Table3.B3" office:value-type="float" office:value="24">
            <text:p text:style-name="P41">24</text:p>
          </table:table-cell>
          <table:table-cell table:style-name="Table3.C3" office:value-type="float" office:value="16">
            <text:p text:style-name="P44">16</text:p>
          </table:table-cell>
          <table:table-cell table:style-name="Table3.B3" office:value-type="float" office:value="16">
            <text:p text:style-name="P41">16</text:p>
          </table:table-cell>
          <table:table-cell table:style-name="Table3.E3" office:value-type="float" office:value="11">
            <text:p text:style-name="P41">11</text:p>
          </table:table-cell>
        </table:table-row>
        <table:table-row table:style-name="Table3.3">
          <table:table-cell table:style-name="Table3.A2" office:value-type="string">
            <text:p text:style-name="P41">40</text:p>
          </table:table-cell>
          <table:table-cell table:style-name="Table3.B3" office:value-type="float" office:value="48">
            <text:p text:style-name="P41">48</text:p>
          </table:table-cell>
          <table:table-cell table:style-name="Table3.C3" office:value-type="float" office:value="34">
            <text:p text:style-name="P44">34</text:p>
          </table:table-cell>
          <table:table-cell table:style-name="Table3.B3" office:value-type="float" office:value="33">
            <text:p text:style-name="P41">33</text:p>
          </table:table-cell>
          <table:table-cell table:style-name="Table3.E3" office:value-type="float" office:value="23">
            <text:p text:style-name="P41">23</text:p>
          </table:table-cell>
        </table:table-row>
        <table:table-row table:style-name="Table3.3">
          <table:table-cell table:style-name="Table3.A2" office:value-type="string">
            <text:p text:style-name="P41">50</text:p>
          </table:table-cell>
          <table:table-cell table:style-name="Table3.B3" office:value-type="float" office:value="86">
            <text:p text:style-name="P41">86</text:p>
          </table:table-cell>
          <table:table-cell table:style-name="Table3.C3" office:value-type="float" office:value="62">
            <text:p text:style-name="P44">62</text:p>
          </table:table-cell>
          <table:table-cell table:style-name="Table3.B3" office:value-type="float" office:value="57">
            <text:p text:style-name="P41">57</text:p>
          </table:table-cell>
          <table:table-cell table:style-name="Table3.E3" office:value-type="float" office:value="42">
            <text:p text:style-name="P41">42</text:p>
          </table:table-cell>
        </table:table-row>
        <table:table-row table:style-name="Table3.3">
          <table:table-cell table:style-name="Table3.A2" office:value-type="string">
            <text:p text:style-name="P41">60</text:p>
          </table:table-cell>
          <table:table-cell table:style-name="Table3.B3" office:value-type="float" office:value="155">
            <text:p text:style-name="P41">155</text:p>
          </table:table-cell>
          <table:table-cell table:style-name="Table3.C3" office:value-type="float" office:value="106">
            <text:p text:style-name="P44">106</text:p>
          </table:table-cell>
          <table:table-cell table:style-name="Table3.B3" office:value-type="float" office:value="99">
            <text:p text:style-name="P41">99</text:p>
          </table:table-cell>
          <table:table-cell table:style-name="Table3.E3" office:value-type="float" office:value="81">
            <text:p text:style-name="P41">81</text:p>
          </table:table-cell>
        </table:table-row>
        <table:table-row table:style-name="Table3.3">
          <table:table-cell table:style-name="Table3.A2" office:value-type="string">
            <text:p text:style-name="P41">70</text:p>
          </table:table-cell>
          <table:table-cell table:style-name="Table3.B3" office:value-type="float" office:value="252">
            <text:p text:style-name="P41">252</text:p>
          </table:table-cell>
          <table:table-cell table:style-name="Table3.C3" office:value-type="float" office:value="176">
            <text:p text:style-name="P44">176</text:p>
          </table:table-cell>
          <table:table-cell table:style-name="Table3.B3" office:value-type="float" office:value="152">
            <text:p text:style-name="P41">152</text:p>
          </table:table-cell>
          <table:table-cell table:style-name="Table3.E3" office:value-type="float" office:value="128">
            <text:p text:style-name="P41">128</text:p>
          </table:table-cell>
        </table:table-row>
        <table:table-row table:style-name="Table3.3">
          <table:table-cell table:style-name="Table3.A2" office:value-type="string">
            <text:p text:style-name="P41">80</text:p>
          </table:table-cell>
          <table:table-cell table:style-name="Table3.B3" office:value-type="float" office:value="371">
            <text:p text:style-name="P41">371</text:p>
          </table:table-cell>
          <table:table-cell table:style-name="Table3.C3" office:value-type="float" office:value="255">
            <text:p text:style-name="P44">255</text:p>
          </table:table-cell>
          <table:table-cell table:style-name="Table3.B3" office:value-type="float" office:value="208">
            <text:p text:style-name="P41">208</text:p>
          </table:table-cell>
          <table:table-cell table:style-name="Table3.E3" office:value-type="float" office:value="178">
            <text:p text:style-name="P41">178</text:p>
          </table:table-cell>
        </table:table-row>
        <table:table-row table:style-name="Table3.3">
          <table:table-cell table:style-name="Table3.A2" office:value-type="string">
            <text:p text:style-name="P44">90</text:p>
          </table:table-cell>
          <table:table-cell table:style-name="Table3.B3" office:value-type="float" office:value="474">
            <text:p text:style-name="P44">474</text:p>
          </table:table-cell>
          <table:table-cell table:style-name="Table3.C3" office:value-type="float" office:value="319">
            <text:p text:style-name="P44">319</text:p>
          </table:table-cell>
          <table:table-cell table:style-name="Table3.B3" office:value-type="float" office:value="255">
            <text:p text:style-name="P44">255</text:p>
          </table:table-cell>
          <table:table-cell table:style-name="Table3.E3" office:value-type="float" office:value="220">
            <text:p text:style-name="P44">220</text:p>
          </table:table-cell>
        </table:table-row>
        <table:table-row table:style-name="Table3.3">
          <table:table-cell table:style-name="Table3.A2" office:value-type="string">
            <text:p text:style-name="P41">100</text:p>
          </table:table-cell>
          <table:table-cell table:style-name="Table3.B3" office:value-type="float" office:value="567">
            <text:p text:style-name="P41">567</text:p>
          </table:table-cell>
          <table:table-cell table:style-name="Table3.C3" office:value-type="float" office:value="375">
            <text:p text:style-name="P44">375</text:p>
          </table:table-cell>
          <table:table-cell table:style-name="Table3.B3" office:value-type="float" office:value="294">
            <text:p text:style-name="P41">294</text:p>
          </table:table-cell>
          <table:table-cell table:style-name="Table3.E3" office:value-type="float" office:value="256">
            <text:p text:style-name="P41">256</text:p>
          </table:table-cell>
        </table:table-row>
        <table:table-row table:style-name="Table3.3">
          <table:table-cell table:style-name="Table3.A2" office:value-type="string">
            <text:p text:style-name="P42">500</text:p>
          </table:table-cell>
          <table:table-cell table:style-name="Table3.B3" office:value-type="float" office:value="1847">
            <text:p text:style-name="P42">1847</text:p>
          </table:table-cell>
          <table:table-cell table:style-name="Table3.C3" office:value-type="float" office:value="679">
            <text:p text:style-name="P45">679</text:p>
          </table:table-cell>
          <table:table-cell table:style-name="Table3.B3" office:value-type="float" office:value="514">
            <text:p text:style-name="P42">514</text:p>
          </table:table-cell>
          <table:table-cell table:style-name="Table3.E3" office:value-type="float" office:value="423">
            <text:p text:style-name="P42">423</text:p>
          </table:table-cell>
        </table:table-row>
        <table:table-row table:style-name="Table3.3">
          <table:table-cell table:style-name="Table3.A14" office:value-type="string">
            <text:p text:style-name="P42">1000</text:p>
          </table:table-cell>
          <table:table-cell table:style-name="Table3.B14" office:value-type="float" office:value="4475">
            <text:p text:style-name="P42">4475</text:p>
          </table:table-cell>
          <table:table-cell table:style-name="Table3.C14" office:value-type="float" office:value="2881">
            <text:p text:style-name="P45">2881</text:p>
          </table:table-cell>
          <table:table-cell table:style-name="Table3.B14" office:value-type="float" office:value="2311">
            <text:p text:style-name="P42">2311</text:p>
          </table:table-cell>
          <table:table-cell table:style-name="Table3.E14" office:value-type="float" office:value="2039">
            <text:p text:style-name="P42">2039</text:p>
          </table:table-cell>
        </table:table-row>
      </table:table>
      <text:p text:style-name="P31"/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">n</text:p>
          </table:table-cell>
          <table:table-cell table:style-name="Table6.A1" office:value-type="string">
            <text:p text:style-name="P4">key bbl / table bbl</text:p>
          </table:table-cell>
          <table:table-cell table:style-name="Table6.C1" office:value-type="string">
            <text:p text:style-name="P4">key chs / table chs</text:p>
          </table:table-cell>
        </table:table-row>
        <table:table-row>
          <table:table-cell table:style-name="Table6.A2" office:value-type="string">
            <text:p text:style-name="P3">100</text:p>
          </table:table-cell>
          <table:table-cell table:style-name="Table6.A2" office:value-type="string">
            <text:p text:style-name="P5">33.9%</text:p>
          </table:table-cell>
          <table:table-cell table:style-name="Table6.C2" office:value-type="string">
            <text:p text:style-name="P6">12.9%</text:p>
          </table:table-cell>
        </table:table-row>
        <table:table-row>
          <table:table-cell table:style-name="Table6.A2" office:value-type="string">
            <text:p text:style-name="P3">500</text:p>
          </table:table-cell>
          <table:table-cell table:style-name="Table6.A2" office:value-type="string">
            <text:p text:style-name="P5">63.2%</text:p>
          </table:table-cell>
          <table:table-cell table:style-name="Table6.C2" office:value-type="string">
            <text:p text:style-name="P6">17.7%</text:p>
          </table:table-cell>
        </table:table-row>
        <table:table-row>
          <table:table-cell table:style-name="Table6.A2" office:value-type="string">
            <text:p text:style-name="P3">1000</text:p>
          </table:table-cell>
          <table:table-cell table:style-name="Table6.A2" office:value-type="string">
            <text:p text:style-name="P5">35.6%</text:p>
          </table:table-cell>
          <table:table-cell table:style-name="Table6.C2" office:value-type="string">
            <text:p text:style-name="P6">11.8%</text:p>
          </table:table-cell>
        </table:table-row>
      </table:table>
      <text:p text:style-name="P31"/>
      <text:p text:style-name="P3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4">Используемая память в байтах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4">Количество элементов</text:p>
          </table:table-cell>
          <table:table-cell table:style-name="Table4.A2" office:value-type="string">
            <text:p text:style-name="P15">Таблица</text:p>
          </table:table-cell>
          <table:table-cell table:style-name="Table4.C2" office:value-type="string">
            <text:p text:style-name="P15">Ключи</text:p>
          </table:table-cell>
        </table:table-row>
        <table:table-row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6">92</text:p>
          </table:table-cell>
          <table:table-cell table:style-name="Table4.C2" office:value-type="string">
            <text:p text:style-name="P16">20</text:p>
          </table:table-cell>
        </table:table-row>
        <table:table-row>
          <table:table-cell table:style-name="Table4.A2" office:value-type="string">
            <text:p text:style-name="P16">50</text:p>
          </table:table-cell>
          <table:table-cell table:style-name="Table4.A2" office:value-type="string">
            <text:p text:style-name="P16">4600</text:p>
          </table:table-cell>
          <table:table-cell table:style-name="Table4.C2" office:value-type="string">
            <text:p text:style-name="P16">1000</text:p>
          </table:table-cell>
        </table:table-row>
        <table:table-row>
          <table:table-cell table:style-name="Table4.A2" office:value-type="string">
            <text:p text:style-name="P16">100</text:p>
          </table:table-cell>
          <table:table-cell table:style-name="Table4.A2" office:value-type="string">
            <text:p text:style-name="P16">9200</text:p>
          </table:table-cell>
          <table:table-cell table:style-name="Table4.C2" office:value-type="string">
            <text:p text:style-name="P16">2000</text:p>
          </table:table-cell>
        </table:table-row>
        <table:table-row>
          <table:table-cell table:style-name="Table4.A2" office:value-type="string">
            <text:p text:style-name="P16">500</text:p>
          </table:table-cell>
          <table:table-cell table:style-name="Table4.A2" office:value-type="string">
            <text:p text:style-name="P17">46000</text:p>
          </table:table-cell>
          <table:table-cell table:style-name="Table4.C2" office:value-type="string">
            <text:p text:style-name="P16">10000</text:p>
          </table:table-cell>
        </table:table-row>
        <table:table-row>
          <table:table-cell table:style-name="Table4.A2" office:value-type="string">
            <text:p text:style-name="P16">1000</text:p>
          </table:table-cell>
          <table:table-cell table:style-name="Table4.A2" office:value-type="string">
            <text:p text:style-name="P16">92000</text:p>
          </table:table-cell>
          <table:table-cell table:style-name="Table4.C2" office:value-type="string">
            <text:p text:style-name="P16">20000</text:p>
          </table:table-cell>
        </table:table-row>
      </table:table>
      <text:p text:style-name="P36"/>
      <text:p text:style-name="P35"><text:span text:style-name="T53">C</text:span>тоит учитывать, что память, отводимая на хранение ключей, прибавляется к памяти, затрачиваемой на хранения самой таблицы, так что на использование сортировки ключей требуется на 17.9% больше памяти, <text:span text:style-name="T51">НО с другой стороны сама сортировка будет требовать меньше доп памяти на хранение одной записи.</text:span></text:p>
      <text:p text:style-name="P35"/>
      <text:p text:style-name="P25"/>
      <text:p text:style-name="P37">Ответы на вопросы:<text:line-break/></text:p>
      <text:p text:style-name="P38">1.Как выделяется память под вариантную часть записи?</text:p>
      <text:p text:style-name="P34"><text:tab/><text:span text:style-name="T47">Компилятор выделяет память под вариант, который занимает больше памяти, так что выделеной памяти гарантировано хватит</text:span></text:p>
      <text:p text:style-name="P34"/>
      <text:p text:style-name="P38">2.Что будет, если в вариантную часть ввести данные, несоответствующие описанным?</text:p>
      <text:p text:style-name="P34"><text:tab/><text:span text:style-name="T48">Компилятор это не отслеживает, так что будет undefinned behaviour</text:span></text:p>
      <text:p text:style-name="P34"/>
      <text:p text:style-name="P38">3.Кто должен следить за правильностью выполнения операций с вариантной частью записи?</text:p>
      <text:p text:style-name="P34"><text:tab/><text:span text:style-name="T49">Программист - </text:span><text:span text:style-name="T52">разработчик</text:span></text:p>
      <text:p text:style-name="P34"/>
      <text:p text:style-name="P38">4.Что представляет собой таблица ключей, зачем она нужна?<text:line-break/><text:span text:style-name="T26"><text:tab/></text:span><text:span text:style-name="T28">Таблица ключей представляет из себя таблицу, состоящюю из </text:span><text:span text:style-name="T29">ключевых значений и индексов, соответствующих месту этого ключа в исходной таблице.</text:span><text:line-break/></text:p>
      <text:p text:style-name="P38"><text:soft-page-break/>5.В каких случаях эффективнее обрабатывать данные в самой таблице, а когда – использовать таблицу ключей?</text:p>
      <text:p text:style-name="P38"><text:tab/><text:span text:style-name="T30">Если таблица небольшая </text:span><text:span text:style-name="T31">и/или</text:span><text:span text:style-name="T30"> в ней не так много полей, то выгоднее сортировать саму таблицу. Иначе выгоднее сортировать таблицу ключей.</text:span></text:p>
      <text:p text:style-name="P34"/>
      <text:p text:style-name="P38">6.Какие способы сортировки предпочтительнее для обработки таблиц и почему?</text:p>
      <text:p text:style-name="P38"><text:span text:style-name="T27"><text:tab/></text:span><text:span text:style-name="T30">Для таблиц предпочтительнее создавать и сортировать таблицу ключей. Это быстрее и сама </text:span><text:span text:style-name="T31">с</text:span><text:span text:style-name="T30">ортировка занимает меньше </text:span><text:span text:style-name="T31">доп.</text:span><text:span text:style-name="T30"> памяти, тк </text:span><text:span text:style-name="T31">хранятся только ключ и индекс, а не все записть таблицы.</text:span><text:line-break/><text:line-break/></text:p>
      <text:p text:style-name="P52"><text:span text:style-name="T19">В</text:span><text:span text:style-name="T18">ывод:</text:span></text:p>
      <text:p text:style-name="P53"><text:span text:style-name="T18"><text:tab/></text:span><text:span text:style-name="T15">Таблицы ключей дают выигрыш в скорости </text:span><text:span text:style-name="T16">до </text:span><text:span text:style-name="T17">33</text:span><text:span text:style-name="T15">%,</text:span><text:span text:style-name="T16"> объем используемой памяти </text:span><text:span text:style-name="T15">увеличивают процентов на 17%, </text:span><text:span text:style-name="T16"><text:s/>в целом</text:span><text:span text:style-name="T15"> значительно уменьшая в</text:span><text:span text:style-name="T16">р</text:span><text:span text:style-name="T15">емя работы программы.</text:span></text:p>
      <text:p text:style-name="P59"><text:tab/>Способ сортировки влияет на время сортировки. Метод пузырьком для сортировки ключей на <text:span text:style-name="T53">5</text:span>00 элементах дает выигрых в скорости в 63.2%, а метод выбором — 17.7%<text:line-break/><text:line-break/><text:tab/>Тип данных, по которому сортируются данные тоже имеет значение. Числа сортируются быстрее, чем стро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7:59:01.443361044</meta:creation-date>
    <meta:generator>LibreOffice/7.3.7.2$Linux_X86_64 LibreOffice_project/30$Build-2</meta:generator>
    <dc:date>2023-12-19T15:04:36.547053732</dc:date>
    <meta:editing-duration>PT7H26M53S</meta:editing-duration>
    <meta:editing-cycles>56</meta:editing-cycles>
    <meta:document-statistic meta:table-count="6" meta:image-count="0" meta:object-count="0" meta:page-count="6" meta:paragraph-count="220" meta:word-count="858" meta:character-count="5938" meta:non-whitespace-character-count="5114"/>
  </office:meta>
</office:document-meta>
</file>